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5" style:family="graphic" style:parent-style-name="objectwithoutfill">
      <style:graphic-properties svg:stroke-color="#bf0041" draw:marker-end="Symmetric_20_Arrow" draw:fill="solid" draw:textarea-vertical-align="middle"/>
    </style:style>
    <style:style style:name="gr6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35cm" fo:min-width="0.079cm"/>
    </style:style>
    <style:style style:name="gr8" style:family="graphic" style:parent-style-name="standard">
      <style:graphic-properties draw:opacity="76%" draw:textarea-horizontal-align="justify" draw:textarea-vertical-align="middle" draw:auto-grow-height="false" fo:min-height="0.335cm" fo:min-width="0.07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76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94cm" svg:y1="16.24cm" svg:x2="3.794cm" svg:y2="23.987cm">
          <text:p/>
        </draw:line>
        <draw:line draw:style-name="gr1" draw:text-style-name="P1" draw:layer="layout" svg:x1="17.764cm" svg:y1="23.987cm" svg:x2="3.794cm" svg:y2="23.987cm">
          <text:p/>
        </draw:line>
        <draw:line draw:style-name="gr1" draw:text-style-name="P1" draw:layer="layout" svg:x1="17.764cm" svg:y1="23.987cm" svg:x2="3.794cm" svg:y2="16.24cm">
          <text:p/>
        </draw:line>
        <draw:frame draw:style-name="gr2" draw:text-style-name="P2" draw:layer="layout" svg:width="0.592cm" svg:height="0.859cm" svg:x="10.695cm" svg:y="17.3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7.477cm" svg:y1="18.272cm" svg:x2="3.794cm" svg:y2="23.987cm">
          <text:p/>
        </draw:line>
        <draw:frame draw:style-name="gr2" draw:text-style-name="P2" draw:layer="layout" svg:width="0.652cm" svg:height="0.709cm" svg:x="6.461cm" svg:y="17.0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18.399cm" svg:y1="22.844cm" svg:x2="4.683cm" svg:y2="15.224cm">
          <text:p/>
        </draw:line>
        <draw:path draw:style-name="gr5" draw:text-style-name="P1" draw:layer="layout" svg:width="0.964cm" svg:height="0.489cm" draw:transform="skewX (0.293738913110646) rotate (-2.34519891590478) translate (15.5900013589545cm 23.1699211822389cm)" svg:viewBox="0 0 965 490" svg:d="M0 474c367 73 806-99 965-474">
          <text:p/>
        </draw:path>
        <draw:path draw:style-name="gr6" draw:text-style-name="P1" draw:layer="layout" svg:width="0.934cm" svg:height="0.352cm" draw:transform="skewX (0.251501945212383) rotate (0.434586983746588) translate (3.85701665353579cm 17.3958592603786cm)" svg:viewBox="0 0 935 353" svg:d="M0 341c271 44 546-34 796-172l139-169">
          <text:p/>
        </draw:path>
        <draw:custom-shape draw:style-name="gr7" draw:text-style-name="P2" draw:layer="layout" svg:width="0.579cm" svg:height="0.585cm" draw:transform="skewX (0.00506145483078357) rotate (-0.533547152334667) translate (7.489cm 18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12cm" svg:height="0.859cm" svg:x="2.694cm" svg:y="19.8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612cm" svg:height="0.859cm" svg:x="9.509cm" svg:y="24.6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652cm" svg:height="0.709cm" svg:x="12.286cm" svg:y="20.1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67cm" svg:height="0.709cm" svg:x="5.953cm" svg:y="20.6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44cm" svg:height="0.631cm" svg:x="4.452cm" svg:y="17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2cm" svg:height="0.36cm" svg:x="13.954cm" svg:y="22.8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3" draw:layer="layout" svg:width="0.579cm" svg:height="0.585cm" draw:transform="skewX (0.00506145483078355) translate (3.797cm 23.40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9T19:25:46.397065795</dc:date>
    <meta:editing-duration>PT2H43M46S</meta:editing-duration>
    <meta:editing-cycles>59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sub>
      <mi>h</mi>
      <mi>c</mi>
    </msub>
    <annotation encoding="StarMath 5.0">h_c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